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oosting</text:h>
      <text:p text:style-name="Text_20_body">Бустинг (англ. boosting — улучшение) — это процедура последовательного построения <text:a xlink:type="simple" xlink:href="http://www.machinelearning.ru/wiki/index.php?title=Композиция_алгоритмов&amp;action=edit">композиции алгоритмов</text:a> <text:a xlink:type="simple" xlink:href="http://www.machinelearning.ru/wiki/index.php?title=Машинное_обучение">машинного обучения</text:a>, когда каждый следующий алгоритм стремится компенсировать недостатки композиции всех предыдущих алгоритмов. Бустинг представляет собой жадный алгоритм построения <text:a xlink:type="simple" xlink:href="http://www.machinelearning.ru/wiki/index.php?title=Композиция_алгоритмов&amp;action=edit">композиции алгоритмов</text:a>. Изначально понятие бустинга возникло в работах по <text:a xlink:type="simple" xlink:href="http://www.machinelearning.ru/wiki/index.php?title=Теория_Валианта">вероятно почти корректному обучению</text:a> в связи с вопросом: возможно ли, имея множество плохих (незначительно отличающихся от случайных) алгоритмов обучения, получить хороший<text:bookmark text:name="cite_ref-0"/><text:a xlink:type="simple" xlink:href="http://www.machinelearning.ru/wiki/index.php?title=Бустинг#cite_note-0">[1]</text:a>. </text:p>
      <text:p text:style-name="Text_20_body">В течение последних 10 лет бустинг остаётся одним из наиболее популярных методов машинного обучения, наряду с нейронными сетями и машинами опорных векторов. Основные причины — простота, универсальность, гибкость (возможность построения различных модификаций), и, главное, высокая обобщающая способность. </text:p>
      <text:p text:style-name="Text_20_body">Бустинг над <text:a xlink:type="simple" xlink:href="http://www.machinelearning.ru/wiki/index.php?title=Решающее_дерево">решающими деревьями</text:a> считается одним из наиболее эффективных методов с точки зрения качества <text:a xlink:type="simple" xlink:href="http://www.machinelearning.ru/wiki/index.php?title=Классификация">классификации</text:a>. Во многих экспериментах наблюдалось практически неограниченное уменьшение частоты ошибок на независимой тестовой <text:a xlink:type="simple" xlink:href="http://www.machinelearning.ru/wiki/index.php?title=Выборка">выборке</text:a> по мере наращивания <text:a xlink:type="simple" xlink:href="http://www.machinelearning.ru/wiki/index.php?title=Композиция_алгоритмов&amp;action=edit">композиции</text:a>. Более того, качество на тестовой выборке часто продолжало улучшаться даже после достижения безошибочного распознавания всей обучающей выборки <text:bookmark text:name="cite_ref-01"/><text:a xlink:type="simple" xlink:href="http://www.machinelearning.ru/wiki/index.php?title=Бустинг#cite_note-0">[1]</text:a>. Это перевернуло существовавшие долгое время представления о том, что для повышения обобщающей способности необходимо ограничивать сложность алгоритмов. На примере бустинга стало понятно, что хорошим качеством могут обладать сколь угодно сложные композиции, если их правильно настраивать. </text:p>
      <text:p text:style-name="Text_20_body">Впоследствии феномен бустинга получил теоретическое обоснование. Оказалось, что <text:a xlink:type="simple" xlink:href="http://www.machinelearning.ru/wiki/index.php?title=Взвешенное_голосование&amp;action=edit">взвешенное голосование</text:a> не увеличивает эффективную сложность алгоритма, а лишь сглаживает ответы базовых алгоритмов. Количественные оценки обобщающей способности бустинга формулируются в терминах <text:a xlink:type="simple" xlink:href="http://www.machinelearning.ru/wiki/index.php?title=Отступ&amp;action=edit">отступа</text:a> <text:bookmark text:name="cite_ref-margin_0-0"/><text:a xlink:type="simple" xlink:href="http://www.machinelearning.ru/wiki/index.php?title=Бустинг#cite_note-margin-0">[1]</text:a>. Эффективность бустинга объясняется тем, что по мере добавления базовых алгоритмов увеличиваются отступы обучающих объектов. Причём бустинг продолжает раздвигать классы даже после достижения безошибочной классификации обучающей выборки. </text:p>
      <text:p text:style-name="Text_20_body">К сожалению, теоретические оценки обобщающей способности <text:bookmark text:name="cite_ref-margin_0-01"/><text:a xlink:type="simple" xlink:href="http://www.machinelearning.ru/wiki/index.php?title=Бустинг#cite_note-margin-0">[1]</text:a> дают лишь качественное обоснование феномену бустинга. Хотя они существенно точнее более общих <text:a xlink:type="simple" xlink:href="http://www.machinelearning.ru/wiki/index.php?title=Теория_Вапника-Червоненкиса">оценок Вапника-Червоненкиса</text:a><text:bookmark text:name="cite_ref-04"/><text:a xlink:type="simple" xlink:href="http://www.machinelearning.ru/wiki/index.php?title=Бустинг#cite_note-0">[1]</text:a>, всё же они сильно завышены, и требуемая длина обучающей выборки оценивается величиной порядка <draw:frame draw:style-name="fr1" draw:name="graphics1" text:anchor-type="as-char" svg:width="0.75in" svg:height="0.1665in" draw:z-index="0"><draw:image xlink:href="http://www.machinelearning.ru/mimetex/?10%5E4%20%5Cdots%2010%5E6" xlink:type="simple" xlink:show="embed" xlink:actuate="onLoad"/><svg:title>10^4 \dots 10^6</svg:title></draw:frame>. Более основательные эксперименты показали, что иногда бустинг всё же <text:a xlink:type="simple" xlink:href="http://www.machinelearning.ru/wiki/index.php?title=Переобучение">переобучается</text:a> <text:bookmark text:name="cite_ref-03"/><text:a xlink:type="simple" xlink:href="http://www.machinelearning.ru/wiki/index.php?title=Бустинг#cite_note-0">[1]</text:a> <text:bookmark text:name="cite_ref-02"/><text:a xlink:type="simple" xlink:href="http://www.machinelearning.ru/wiki/index.php?title=Бустинг#cite_note-0">[1]</text:a>. </text:p>
      <text:h text:style-name="Heading_20_2" text:outline-level="2"><text:bookmark text:name=".D0.92.D0.B0.D1.80.D0.B8.D0.B0.D0.BD.D1.82.D1.8B_.D0.B1.D1.83.D1.81.D1.82.D0.B8.D0.BD.D0.B3.D0.B0"/>Варианты бустинга </text:h>
      <text:p text:style-name="Text_20_body">Существует большое количество алгоритмов бустинга. </text:p>
      <text:list xml:id="list115653505" text:style-name="L1">
        <text:list-item>
          <text:p text:style-name="P2"><text:a xlink:type="simple" xlink:href="http://www.machinelearning.ru/wiki/index.php?title=AdaBoost">AdaBoost</text:a> </text:p>
        </text:list-item>
        <text:list-item>
          <text:p text:style-name="P2"><text:a xlink:type="simple" xlink:href="http://www.machinelearning.ru/wiki/index.php?title=AnyBoost">AnyBoost</text:a> — бустинг как процесс градиентного спуска. </text:p>
        </text:list-item>
        <text:list-item>
          <text:p text:style-name="P2"><text:a xlink:type="simple" xlink:href="http://www.machinelearning.ru/wiki/index.php?title=GentleBoost&amp;action=edit">GentleBoost</text:a> </text:p>
        </text:list-item>
        <text:list-item>
          <text:p text:style-name="P2"><text:a xlink:type="simple" xlink:href="http://www.machinelearning.ru/wiki/index.php?title=LogitBoost&amp;action=edit">LogitBoost</text:a> </text:p>
        </text:list-item>
        <text:list-item>
          <text:p text:style-name="P2"><text:a xlink:type="simple" xlink:href="http://www.machinelearning.ru/wiki/index.php?title=BrownBoost&amp;action=edit">BrownBoost</text:a> </text:p>
        </text:list-item>
        <text:list-item>
          <text:p text:style-name="P2"><text:a xlink:type="simple" xlink:href="http://www.machinelearning.ru/wiki/index.php?title=LPBoost&amp;action=edit">LPBoost</text:a> </text:p>
        </text:list-item>
        <text:list-item>
          <text:p text:style-name="P2"><text:a xlink:type="simple" xlink:href="http://www.machinelearning.ru/wiki/index.php?title=TotalBoost&amp;action=edit">TotalBoost</text:a> </text:p>
        </text:list-item>
        <text:list-item>
          <text:p text:style-name="P1"><text:a xlink:type="simple" xlink:href="http://www.machinelearning.ru/wiki/index.php?title=MadaBoost&amp;action=edit">MadaBoost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64in" fo:margin-bottom="0.507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8:24:04</meta:creation-date>
    <dc:date>2012-10-30T08:26:16</dc:date>
    <meta:editing-duration>PT12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16" meta:word-count="317" meta:character-count="2653" meta:non-whitespace-character-count="2344"/>
  </office:meta>
</office:document-meta>
</file>